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54cm"/>
    </style:style>
    <style:style style:name="co3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YPE_PAQ</text:p>
          </table:table-cell>
          <table:table-cell office:value-type="string" calcext:value-type="string">
            <text:p>ID_PAD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ASPECT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2]*[.D2]*[.E2]" office:value-type="float" office:value="15852.4765300141" calcext:value-type="float">
            <text:p>15852,476530014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]*[.D3]*[.E3]" office:value-type="float" office:value="11762.1228950402" calcext:value-type="float">
            <text:p>11762,122895040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4]*[.D4]*[.E4]" office:value-type="float" office:value="13546.5475222792" calcext:value-type="float">
            <text:p>13546,547522279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5]*[.D5]*[.E5]" office:value-type="float" office:value="19120.7800872987" calcext:value-type="float">
            <text:p>19120,780087298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6]*[.D6]*[.E6]" office:value-type="float" office:value="15268.1402964464" calcext:value-type="float">
            <text:p>15268,140296446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7]*[.D7]*[.E7]" office:value-type="float" office:value="11326.4887137424" calcext:value-type="float">
            <text:p>11326,488713742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8]*[.D8]*[.E8]" office:value-type="float" office:value="20374.275556081" calcext:value-type="float">
            <text:p>20374,27555608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M</text:p>
          </table:table-cell>
          <table:table-cell table:formula="of:=4/3*PI()*[.D9]*[.D9]*[.E9]" office:value-type="float" office:value="14971.7833894578" calcext:value-type="float">
            <text:p>14971,783389457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.5" calcext:value-type="float">
            <text:p>18,5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0]*[.D10]*[.E10]" office:value-type="float" office:value="22221.0084376162" calcext:value-type="float">
            <text:p>22221,008437616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1]*[.D11]*[.E11]" office:value-type="float" office:value="14504.7332816241" calcext:value-type="float">
            <text:p>14504,733281624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2]*[.D12]*[.E12]" office:value-type="float" office:value="14778.0518424864" calcext:value-type="float">
            <text:p>14778,051842486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3]*[.D13]*[.E13]" office:value-type="float" office:value="10471.975511966" calcext:value-type="float">
            <text:p>10471,97551196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4]*[.D14]*[.E14]" office:value-type="float" office:value="7602.6542216873" calcext:value-type="float">
            <text:p>7602,654221687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5]*[.D15]*[.E15]" office:value-type="float" office:value="13096.2525752646" calcext:value-type="float">
            <text:p>13096,252575264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6]*[.D16]*[.E16]" office:value-type="float" office:value="10254.1584213171" calcext:value-type="float">
            <text:p>10254,158421317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,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7]*[.D17]*[.E17]" office:value-type="float" office:value="14531.4368191796" calcext:value-type="float">
            <text:p>14531,436819179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8]*[.D18]*[.E18]" office:value-type="float" office:value="16009.5561626936" calcext:value-type="float">
            <text:p>16009,556162693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9]*[.D19]*[.E19]" office:value-type="float" office:value="12034.3942583513" calcext:value-type="float">
            <text:p>12034,394258351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0]*[.D20]*[.E20]" office:value-type="float" office:value="7478.5613118705" calcext:value-type="float">
            <text:p>7478,561311870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.5" calcext:value-type="float">
            <text:p>15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1]*[.D21]*[.E21]" office:value-type="float" office:value="19120.7800872987" calcext:value-type="float">
            <text:p>19120,780087298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2]*[.D22]*[.E22]" office:value-type="float" office:value="14367.5504024173" calcext:value-type="float">
            <text:p>14367,550402417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3]*[.D23]*[.E23]" office:value-type="float" office:value="17907.0781254618" calcext:value-type="float">
            <text:p>17907,078125461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4]*[.D24]*[.E24]" office:value-type="float" office:value="21446.6058485063" calcext:value-type="float">
            <text:p>21446,605848506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,5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5]*[.D25]*[.E25]" office:value-type="float" office:value="19623.9585106486" calcext:value-type="float">
            <text:p>19623,958510648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6]*[.D26]*[.E26]" office:value-type="float" office:value="17435.8392274233" calcext:value-type="float">
            <text:p>17435,839227423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7]*[.D27]*[.E27]" office:value-type="float" office:value="17435.8392274233" calcext:value-type="float">
            <text:p>17435,839227423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8]*[.D28]*[.E28]" office:value-type="float" office:value="13957.0489623483" calcext:value-type="float">
            <text:p>13957,048962348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29]*[.D29]*[.E29]" office:value-type="float" office:value="9047.7868423386" calcext:value-type="float">
            <text:p>9047,786842338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0]*[.D30]*[.E30]" office:value-type="float" office:value="12034.3942583513" calcext:value-type="float">
            <text:p>12034,394258351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1]*[.D31]*[.E31]" office:value-type="float" office:value="12596.2157445683" calcext:value-type="float">
            <text:p>12596,215744568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2]*[.D32]*[.E32]" office:value-type="float" office:value="11326.4887137424" calcext:value-type="float">
            <text:p>11326,488713742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3]*[.D33]*[.E33]" office:value-type="float" office:value="12034.3942583513" calcext:value-type="float">
            <text:p>12034,394258351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4]*[.D34]*[.E34]" office:value-type="float" office:value="12977.9192519794" calcext:value-type="float">
            <text:p>12977,919251979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5]*[.D35]*[.E35]" office:value-type="float" office:value="12742.2998029602" calcext:value-type="float">
            <text:p>12742,299802960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6]*[.D36]*[.E36]" office:value-type="float" office:value="13957.0489623483" calcext:value-type="float">
            <text:p>13957,048962348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7]*[.D37]*[.E37]" office:value-type="float" office:value="16022.1225333079" calcext:value-type="float">
            <text:p>16022,122533307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8]*[.D38]*[.E38]" office:value-type="float" office:value="11832.808729746" calcext:value-type="float">
            <text:p>11832,80872974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,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39]*[.D39]*[.E39]" office:value-type="float" office:value="14091.0902489014" calcext:value-type="float">
            <text:p>14091,090248901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,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0]*[.D40]*[.E40]" office:value-type="float" office:value="16292.8231002923" calcext:value-type="float">
            <text:p>16292,823100292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1]*[.D41]*[.E41]" office:value-type="float" office:value="11680.4414860468" calcext:value-type="float">
            <text:p>11680,441486046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2]*[.D42]*[.E42]" office:value-type="float" office:value="9376.60687341434" calcext:value-type="float">
            <text:p>9376,606873414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3]*[.D43]*[.E43]" office:value-type="float" office:value="14778.0518424864" calcext:value-type="float">
            <text:p>14778,051842486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4]*[.D44]*[.E44]" office:value-type="float" office:value="10555.7513160617" calcext:value-type="float">
            <text:p>10555,751316061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5]*[.D45]*[.E45]" office:value-type="float" office:value="10618.5831691335" calcext:value-type="float">
            <text:p>10618,583169133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6]*[.D46]*[.E46]" office:value-type="float" office:value="13096.2525752646" calcext:value-type="float">
            <text:p>13096,252575264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7]*[.D47]*[.E47]" office:value-type="float" office:value="12388.3470306558" calcext:value-type="float">
            <text:p>12388,347030655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8]*[.D48]*[.E48]" office:value-type="float" office:value="13096.2525752646" calcext:value-type="float">
            <text:p>13096,252575264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49]*[.D49]*[.E49]" office:value-type="float" office:value="11832.808729746" calcext:value-type="float">
            <text:p>11832,80872974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50]*[.D50]*[.E50]" office:value-type="float" office:value="12108.2216857107" calcext:value-type="float">
            <text:p>12108,221685710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51]*[.D51]*[.E51]" office:value-type="float" office:value="13741.3262668018" calcext:value-type="float">
            <text:p>13741,326266801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52]*[.D52]*[.E52]" office:value-type="float" office:value="11680.4414860468" calcext:value-type="float">
            <text:p>11680,441486046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53]*[.D53]*[.E53]" office:value-type="float" office:value="7841.41526336012" calcext:value-type="float">
            <text:p>7841,415263360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54]*[.D54]*[.E54]" office:value-type="float" office:value="11158.9371055509" calcext:value-type="float">
            <text:p>11158,937105550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55]*[.D55]*[.E55]" office:value-type="float" office:value="12034.3942583513" calcext:value-type="float">
            <text:p>12034,394258351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NM</text:p>
          </table:table-cell>
          <table:table-cell table:formula="of:=4/3*PI()*[.D56]*[.D56]*[.E56]" office:value-type="float" office:value="8444.60105284936" calcext:value-type="float">
            <text:p>8444,601052849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57]*[.D57]*[.E57]" office:value-type="float" office:value="9630.02868080391" calcext:value-type="float">
            <text:p>9630,028680803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58]*[.D58]*[.E58]" office:value-type="float" office:value="10972.5359414379" calcext:value-type="float">
            <text:p>10972,535941437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59]*[.D59]*[.E59]" office:value-type="float" office:value="11126.4739814639" calcext:value-type="float">
            <text:p>11126,473981463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0]*[.D60]*[.E60]" office:value-type="float" office:value="13089.9693899575" calcext:value-type="float">
            <text:p>13089,969389957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1]*[.D61]*[.E61]" office:value-type="float" office:value="8746.19394759398" calcext:value-type="float">
            <text:p>8746,19394759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2]*[.D62]*[.E62]" office:value-type="float" office:value="7095.81060690815" calcext:value-type="float">
            <text:p>7095,810606908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3]*[.D63]*[.E63]" office:value-type="float" office:value="6003.5835610101" calcext:value-type="float">
            <text:p>6003,583561010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,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4]*[.D64]*[.E64]" office:value-type="float" office:value="9817.4770424681" calcext:value-type="float">
            <text:p>9817,477042468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5]*[.D65]*[.E65]" office:value-type="float" office:value="15599.0547226245" calcext:value-type="float">
            <text:p>15599,054722624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6]*[.D66]*[.E66]" office:value-type="float" office:value="16420.0576027627" calcext:value-type="float">
            <text:p>16420,057602762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7]*[.D67]*[.E67]" office:value-type="float" office:value="13450.2053475691" calcext:value-type="float">
            <text:p>13450,205347569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8]*[.D68]*[.E68]" office:value-type="float" office:value="14504.7332816241" calcext:value-type="float">
            <text:p>14504,733281624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69]*[.D69]*[.E69]" office:value-type="float" office:value="14504.7332816241" calcext:value-type="float">
            <text:p>14504,733281624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70]*[.D70]*[.E70]" office:value-type="float" office:value="18378.3170235003" calcext:value-type="float">
            <text:p>18378,317023500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71]*[.D71]*[.E71]" office:value-type="float" office:value="16964.6003293849" calcext:value-type="float">
            <text:p>16964,600329384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72]*[.D72]*[.E72]" office:value-type="float" office:value="18849.5559215388" calcext:value-type="float">
            <text:p>18849,555921538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73]*[.D73]*[.E73]" office:value-type="float" office:value="6702.06432765823" calcext:value-type="float">
            <text:p>6702,064327658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74]*[.D74]*[.E74]" office:value-type="float" office:value="14778.0518424864" calcext:value-type="float">
            <text:p>14778,051842486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75]*[.D75]*[.E75]" office:value-type="float" office:value="15550.8836352695" calcext:value-type="float">
            <text:p>15550,883635269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76]*[.D76]*[.E76]" office:value-type="float" office:value="10857.3442108063" calcext:value-type="float">
            <text:p>10857,344210806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77]*[.D77]*[.E77]" office:value-type="float" office:value="12742.2998029602" calcext:value-type="float">
            <text:p>12742,299802960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78]*[.D78]*[.E78]" office:value-type="float" office:value="11780.9724509617" calcext:value-type="float">
            <text:p>11780,972450961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79]*[.D79]*[.E79]" office:value-type="float" office:value="13136.0460822101" calcext:value-type="float">
            <text:p>13136,046082210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0]*[.D80]*[.E80]" office:value-type="float" office:value="16009.5561626936" calcext:value-type="float">
            <text:p>16009,556162693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1]*[.D81]*[.E81]" office:value-type="float" office:value="11680.4414860468" calcext:value-type="float">
            <text:p>11680,441486046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2]*[.D82]*[.E82]" office:value-type="float" office:value="11326.4887137424" calcext:value-type="float">
            <text:p>11326,488713742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3]*[.D83]*[.E83]" office:value-type="float" office:value="13136.0460822101" calcext:value-type="float">
            <text:p>13136,046082210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4]*[.D84]*[.E84]" office:value-type="float" office:value="14778.0518424864" calcext:value-type="float">
            <text:p>14778,051842486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5" calcext:value-type="float">
            <text:p>14,5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5]*[.D85]*[.E85]" office:value-type="float" office:value="18934.9025219613" calcext:value-type="float">
            <text:p>18934,902521961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6]*[.D86]*[.E86]" office:value-type="float" office:value="19320.7948195772" calcext:value-type="float">
            <text:p>19320,794819577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7]*[.D87]*[.E87]" office:value-type="float" office:value="16964.6003293849" calcext:value-type="float">
            <text:p>16964,600329384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8]*[.D88]*[.E88]" office:value-type="float" office:value="17907.0781254618" calcext:value-type="float">
            <text:p>17907,078125461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89]*[.D89]*[.E89]" office:value-type="float" office:value="15188.5532825555" calcext:value-type="float">
            <text:p>15188,553282555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90]*[.D90]*[.E90]" office:value-type="float" office:value="17907.0781254618" calcext:value-type="float">
            <text:p>17907,078125461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91]*[.D91]*[.E91]" office:value-type="float" office:value="16964.6003293849" calcext:value-type="float">
            <text:p>16964,600329384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92]*[.D92]*[.E92]" office:value-type="float" office:value="13450.2053475691" calcext:value-type="float">
            <text:p>13450,205347569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93]*[.D93]*[.E93]" office:value-type="float" office:value="8863.480073328" calcext:value-type="float">
            <text:p>8863,48007332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94]*[.D94]*[.E94]" office:value-type="float" office:value="9952.56552657247" calcext:value-type="float">
            <text:p>9952,565526572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95]*[.D95]*[.E95]" office:value-type="float" office:value="16964.6003293849" calcext:value-type="float">
            <text:p>16964,600329384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96]*[.D96]*[.E96]" office:value-type="float" office:value="20374.275556081" calcext:value-type="float">
            <text:p>20374,27555608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97]*[.D97]*[.E97]" office:value-type="float" office:value="16964.6003293849" calcext:value-type="float">
            <text:p>16964,600329384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98]*[.D98]*[.E98]" office:value-type="float" office:value="25421.7677528486" calcext:value-type="float">
            <text:p>25421,767752848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99]*[.D99]*[.E99]" office:value-type="float" office:value="13096.2525752646" calcext:value-type="float">
            <text:p>13096,252575264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0]*[.D100]*[.E100]" office:value-type="float" office:value="13096.2525752646" calcext:value-type="float">
            <text:p>13096,252575264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1]*[.D101]*[.E101]" office:value-type="float" office:value="10254.1584213171" calcext:value-type="float">
            <text:p>10254,158421317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2]*[.D102]*[.E102]" office:value-type="float" office:value="12214.5122371571" calcext:value-type="float">
            <text:p>12214,512237157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3]*[.D103]*[.E103]" office:value-type="float" office:value="15079.644737231" calcext:value-type="float">
            <text:p>15079,64473723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4]*[.D104]*[.E104]" office:value-type="float" office:value="3920.70763168006" calcext:value-type="float">
            <text:p>3920,707631680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5]*[.D105]*[.E105]" office:value-type="float" office:value="10254.1584213171" calcext:value-type="float">
            <text:p>10254,158421317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6]*[.D106]*[.E106]" office:value-type="float" office:value="13359.6227593906" calcext:value-type="float">
            <text:p>13359,622759390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7]*[.D107]*[.E107]" office:value-type="float" office:value="11780.9724509617" calcext:value-type="float">
            <text:p>11780,972450961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8]*[.D108]*[.E108]" office:value-type="float" office:value="13957.0489623483" calcext:value-type="float">
            <text:p>13957,048962348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09]*[.D109]*[.E109]" office:value-type="float" office:value="16022.1225333079" calcext:value-type="float">
            <text:p>16022,122533307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10]*[.D110]*[.E110]" office:value-type="float" office:value="13359.6227593906" calcext:value-type="float">
            <text:p>13359,622759390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11]*[.D111]*[.E111]" office:value-type="float" office:value="11326.4887137424" calcext:value-type="float">
            <text:p>11326,488713742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112]*[.D112]*[.E112]" office:value-type="float" office:value="9650.97263182784" calcext:value-type="float">
            <text:p>9650,972631827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13]*[.D113]*[.E113]" office:value-type="float" office:value="16964.6003293849" calcext:value-type="float">
            <text:p>16964,600329384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14]*[.D114]*[.E114]" office:value-type="float" office:value="12742.2998029602" calcext:value-type="float">
            <text:p>12742,299802960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15]*[.D115]*[.E115]" office:value-type="float" office:value="16022.1225333079" calcext:value-type="float">
            <text:p>16022,122533307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16]*[.D116]*[.E116]" office:value-type="float" office:value="15599.0547226245" calcext:value-type="float">
            <text:p>15599,054722624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17]*[.D117]*[.E117]" office:value-type="float" office:value="18849.5559215388" calcext:value-type="float">
            <text:p>18849,555921538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18]*[.D118]*[.E118]" office:value-type="float" office:value="12977.9192519794" calcext:value-type="float">
            <text:p>12977,919251979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19]*[.D119]*[.E119]" office:value-type="float" office:value="10254.1584213171" calcext:value-type="float">
            <text:p>10254,158421317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20]*[.D120]*[.E120]" office:value-type="float" office:value="13741.3262668018" calcext:value-type="float">
            <text:p>13741,326266801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21]*[.D121]*[.E121]" office:value-type="float" office:value="8616.34145124561" calcext:value-type="float">
            <text:p>8616,341451245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22]*[.D122]*[.E122]" office:value-type="float" office:value="10254.1584213171" calcext:value-type="float">
            <text:p>10254,158421317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23]*[.D123]*[.E123]" office:value-type="float" office:value="14367.5504024173" calcext:value-type="float">
            <text:p>14367,550402417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24]*[.D124]*[.E124]" office:value-type="float" office:value="11453.7232162128" calcext:value-type="float">
            <text:p>11453,723216212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25]*[.D125]*[.E125]" office:value-type="float" office:value="12742.2998029602" calcext:value-type="float">
            <text:p>12742,299802960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26]*[.D126]*[.E126]" office:value-type="float" office:value="12742.2998029602" calcext:value-type="float">
            <text:p>12742,299802960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5" calcext:value-type="float">
            <text:p>11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27]*[.D127]*[.E127]" office:value-type="float" office:value="9417.447577911" calcext:value-type="float">
            <text:p>9417,44757791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128]*[.D128]*[.E128]" office:value-type="float" office:value="11326.4887137424" calcext:value-type="float">
            <text:p>11326,488713742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29]*[.D129]*[.E129]" office:value-type="float" office:value="4241.15008234622" calcext:value-type="float">
            <text:p>4241,150082346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0]*[.D130]*[.E130]" office:value-type="float" office:value="8143.00815810474" calcext:value-type="float">
            <text:p>8143,008158104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1]*[.D131]*[.E131]" office:value-type="float" office:value="13359.6227593906" calcext:value-type="float">
            <text:p>13359,622759390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2]*[.D132]*[.E132]" office:value-type="float" office:value="14971.7833894578" calcext:value-type="float">
            <text:p>14971,783389457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3]*[.D133]*[.E133]" office:value-type="float" office:value="13450.2053475691" calcext:value-type="float">
            <text:p>13450,205347569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4]*[.D134]*[.E134]" office:value-type="float" office:value="14367.5504024173" calcext:value-type="float">
            <text:p>14367,550402417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5]*[.D135]*[.E135]" office:value-type="float" office:value="11680.4414860468" calcext:value-type="float">
            <text:p>11680,441486046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6]*[.D136]*[.E136]" office:value-type="float" office:value="12596.2157445683" calcext:value-type="float">
            <text:p>12596,215744568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7]*[.D137]*[.E137]" office:value-type="float" office:value="13957.0489623483" calcext:value-type="float">
            <text:p>13957,048962348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8]*[.D138]*[.E138]" office:value-type="float" office:value="13957.0489623483" calcext:value-type="float">
            <text:p>13957,048962348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39]*[.D139]*[.E139]" office:value-type="float" office:value="13096.2525752646" calcext:value-type="float">
            <text:p>13096,252575264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40]*[.D140]*[.E140]" office:value-type="float" office:value="12742.2998029602" calcext:value-type="float">
            <text:p>12742,299802960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41]*[.D141]*[.E141]" office:value-type="float" office:value="12977.9192519794" calcext:value-type="float">
            <text:p>12977,919251979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42]*[.D142]*[.E142]" office:value-type="float" office:value="14778.0518424864" calcext:value-type="float">
            <text:p>14778,051842486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43]*[.D143]*[.E143]" office:value-type="float" office:value="20734.5115136926" calcext:value-type="float">
            <text:p>20734,511513692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44]*[.D144]*[.E144]" office:value-type="float" office:value="15188.5532825555" calcext:value-type="float">
            <text:p>15188,553282555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145]*[.D145]*[.E145]" office:value-type="float" office:value="13136.0460822101" calcext:value-type="float">
            <text:p>13136,046082210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46]*[.D146]*[.E146]" office:value-type="float" office:value="18849.5559215388" calcext:value-type="float">
            <text:p>18849,555921538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47]*[.D147]*[.E147]" office:value-type="float" office:value="19301.9452636557" calcext:value-type="float">
            <text:p>19301,945263655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5" calcext:value-type="float">
            <text:p>15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48]*[.D148]*[.E148]" office:value-type="float" office:value="20127.1369339986" calcext:value-type="float">
            <text:p>20127,136933998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49]*[.D149]*[.E149]" office:value-type="float" office:value="17241.0604829008" calcext:value-type="float">
            <text:p>17241,060482900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5" calcext:value-type="float">
            <text:p>14,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50]*[.D150]*[.E150]" office:value-type="float" office:value="16292.8231002923" calcext:value-type="float">
            <text:p>16292,823100292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51]*[.D151]*[.E151]" office:value-type="float" office:value="13741.3262668018" calcext:value-type="float">
            <text:p>13741,326266801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5" calcext:value-type="float">
            <text:p>14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52]*[.D152]*[.E152]" office:value-type="float" office:value="15852.4765300141" calcext:value-type="float">
            <text:p>15852,476530014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53]*[.D153]*[.E153]" office:value-type="float" office:value="13741.3262668018" calcext:value-type="float">
            <text:p>13741,326266801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54]*[.D154]*[.E154]" office:value-type="float" office:value="15188.5532825555" calcext:value-type="float">
            <text:p>15188,553282555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,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55]*[.D155]*[.E155]" office:value-type="float" office:value="14123.0297742129" calcext:value-type="float">
            <text:p>14123,029774212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,5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56]*[.D156]*[.E156]" office:value-type="float" office:value="13359.6227593906" calcext:value-type="float">
            <text:p>13359,622759390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57]*[.D157]*[.E157]" office:value-type="float" office:value="16964.6003293849" calcext:value-type="float">
            <text:p>16964,600329384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5" calcext:value-type="float">
            <text:p>14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58]*[.D158]*[.E158]" office:value-type="float" office:value="15852.4765300141" calcext:value-type="float">
            <text:p>15852,476530014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59]*[.D159]*[.E159]" office:value-type="float" office:value="16420.0576027627" calcext:value-type="float">
            <text:p>16420,057602762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60]*[.D160]*[.E160]" office:value-type="float" office:value="17241.0604829008" calcext:value-type="float">
            <text:p>17241,060482900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5" calcext:value-type="float">
            <text:p>14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61]*[.D161]*[.E161]" office:value-type="float" office:value="17613.8628111268" calcext:value-type="float">
            <text:p>17613,862811126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62]*[.D162]*[.E162]" office:value-type="float" office:value="17651.5619229699" calcext:value-type="float">
            <text:p>17651,561922969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,5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63]*[.D163]*[.E163]" office:value-type="float" office:value="15649.8438038576" calcext:value-type="float">
            <text:p>15649,843803857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64]*[.D164]*[.E164]" office:value-type="float" office:value="12063.7157897848" calcext:value-type="float">
            <text:p>12063,715789784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65]*[.D165]*[.E165]" office:value-type="float" office:value="11158.9371055509" calcext:value-type="float">
            <text:p>11158,937105550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66]*[.D166]*[.E166]" office:value-type="float" office:value="13089.9693899575" calcext:value-type="float">
            <text:p>13089,969389957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67]*[.D167]*[.E167]" office:value-type="float" office:value="8444.60105284936" calcext:value-type="float">
            <text:p>8444,601052849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68]*[.D168]*[.E168]" office:value-type="float" office:value="12034.3942583513" calcext:value-type="float">
            <text:p>12034,394258351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69]*[.D169]*[.E169]" office:value-type="float" office:value="13804.1581198735" calcext:value-type="float">
            <text:p>13804,158119873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.5" calcext:value-type="float">
            <text:p>11,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70]*[.D170]*[.E170]" office:value-type="float" office:value="10248.3988347855" calcext:value-type="float">
            <text:p>10248,398834785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71]*[.D171]*[.E171]" office:value-type="float" office:value="10857.3442108063" calcext:value-type="float">
            <text:p>10857,344210806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72]*[.D172]*[.E172]" office:value-type="float" office:value="10618.5831691335" calcext:value-type="float">
            <text:p>10618,583169133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73]*[.D173]*[.E173]" office:value-type="float" office:value="12063.7157897848" calcext:value-type="float">
            <text:p>12063,715789784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.5" calcext:value-type="float">
            <text:p>11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74]*[.D174]*[.E174]" office:value-type="float" office:value="11079.35009166" calcext:value-type="float">
            <text:p>11079,3500916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75]*[.D175]*[.E175]" office:value-type="float" office:value="12977.9192519794" calcext:value-type="float">
            <text:p>12977,919251979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76]*[.D176]*[.E176]" office:value-type="float" office:value="12034.3942583513" calcext:value-type="float">
            <text:p>12034,394258351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.5" calcext:value-type="float">
            <text:p>11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77]*[.D177]*[.E177]" office:value-type="float" office:value="10525.382587077" calcext:value-type="float">
            <text:p>10525,38258707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78]*[.D178]*[.E178]" office:value-type="float" office:value="10136.8722955831" calcext:value-type="float">
            <text:p>10136,872295583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79]*[.D179]*[.E179]" office:value-type="float" office:value="12315.043202072" calcext:value-type="float">
            <text:p>12315,04320207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80]*[.D180]*[.E180]" office:value-type="float" office:value="11158.9371055509" calcext:value-type="float">
            <text:p>11158,937105550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.5" calcext:value-type="float">
            <text:p>14,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81]*[.D181]*[.E181]" office:value-type="float" office:value="18494.5559516831" calcext:value-type="float">
            <text:p>18494,555951683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82]*[.D182]*[.E182]" office:value-type="float" office:value="14778.0518424864" calcext:value-type="float">
            <text:p>14778,051842486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83]*[.D183]*[.E183]" office:value-type="float" office:value="13096.2525752646" calcext:value-type="float">
            <text:p>13096,252575264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.5" calcext:value-type="float">
            <text:p>11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84]*[.D184]*[.E184]" office:value-type="float" office:value="10525.382587077" calcext:value-type="float">
            <text:p>10525,38258707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85]*[.D185]*[.E185]" office:value-type="float" office:value="12742.2998029602" calcext:value-type="float">
            <text:p>12742,299802960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.5" calcext:value-type="float">
            <text:p>14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86]*[.D186]*[.E186]" office:value-type="float" office:value="16733.1696705704" calcext:value-type="float">
            <text:p>16733,169670570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.5" calcext:value-type="float">
            <text:p>11,5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87]*[.D187]*[.E187]" office:value-type="float" office:value="10802.3663393685" calcext:value-type="float">
            <text:p>10802,366339368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88]*[.D188]*[.E188]" office:value-type="float" office:value="12977.9192519794" calcext:value-type="float">
            <text:p>12977,919251979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</text:p>
          </table:table-cell>
          <table:table-cell table:formula="of:=4/3*PI()*[.D189]*[.D189]*[.E189]" office:value-type="float" office:value="10799.2247467149" calcext:value-type="float">
            <text:p>10799,224746714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190]*[.D190]*[.E190]" office:value-type="float" office:value="23055.1012871443" calcext:value-type="float">
            <text:p>23055,101287144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5" calcext:value-type="float">
            <text:p>15,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191]*[.D191]*[.E191]" office:value-type="float" office:value="51324.1991816964" calcext:value-type="float">
            <text:p>51324,199181696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192]*[.D192]*[.E192]" office:value-type="float" office:value="16964.6003293849" calcext:value-type="float">
            <text:p>16964,600329384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193]*[.D193]*[.E193]" office:value-type="float" office:value="14504.7332816241" calcext:value-type="float">
            <text:p>14504,733281624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194]*[.D194]*[.E194]" office:value-type="float" office:value="14778.0518424864" calcext:value-type="float">
            <text:p>14778,051842486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195]*[.D195]*[.E195]" office:value-type="float" office:value="18849.5559215388" calcext:value-type="float">
            <text:p>18849,555921538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196]*[.D196]*[.E196]" office:value-type="float" office:value="18849.5559215388" calcext:value-type="float">
            <text:p>18849,555921538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197]*[.D197]*[.E197]" office:value-type="float" office:value="12034.3942583513" calcext:value-type="float">
            <text:p>12034,394258351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198]*[.D198]*[.E198]" office:value-type="float" office:value="14504.7332816241" calcext:value-type="float">
            <text:p>14504,733281624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199]*[.D199]*[.E199]" office:value-type="float" office:value="11680.4414860468" calcext:value-type="float">
            <text:p>11680,441486046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00]*[.D200]*[.E200]" office:value-type="float" office:value="10144.726277217" calcext:value-type="float">
            <text:p>10144,72627721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01]*[.D201]*[.E201]" office:value-type="float" office:value="11680.4414860468" calcext:value-type="float">
            <text:p>11680,441486046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02]*[.D202]*[.E202]" office:value-type="float" office:value="10471.975511966" calcext:value-type="float">
            <text:p>10471,97551196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03]*[.D203]*[.E203]" office:value-type="float" office:value="10254.1584213171" calcext:value-type="float">
            <text:p>10254,158421317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.5" calcext:value-type="float">
            <text:p>11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04]*[.D204]*[.E204]" office:value-type="float" office:value="11079.35009166" calcext:value-type="float">
            <text:p>11079,3500916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.5" calcext:value-type="float">
            <text:p>11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05]*[.D205]*[.E205]" office:value-type="float" office:value="10525.382587077" calcext:value-type="float">
            <text:p>10525,38258707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06]*[.D206]*[.E206]" office:value-type="float" office:value="12596.2157445683" calcext:value-type="float">
            <text:p>12596,215744568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07]*[.D207]*[.E207]" office:value-type="float" office:value="9630.02868080391" calcext:value-type="float">
            <text:p>9630,028680803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08]*[.D208]*[.E208]" office:value-type="float" office:value="14123.0297742129" calcext:value-type="float">
            <text:p>14123,029774212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09]*[.D209]*[.E209]" office:value-type="float" office:value="10264.630396829" calcext:value-type="float">
            <text:p>10264,63039682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10]*[.D210]*[.E210]" office:value-type="float" office:value="11680.4414860468" calcext:value-type="float">
            <text:p>11680,441486046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11]*[.D211]*[.E211]" office:value-type="float" office:value="12388.3470306558" calcext:value-type="float">
            <text:p>12388,347030655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12]*[.D212]*[.E212]" office:value-type="float" office:value="11460.5300002956" calcext:value-type="float">
            <text:p>11460,530000295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13]*[.D213]*[.E213]" office:value-type="float" office:value="12596.2157445683" calcext:value-type="float">
            <text:p>12596,215744568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14]*[.D214]*[.E214]" office:value-type="float" office:value="12388.3470306558" calcext:value-type="float">
            <text:p>12388,347030655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15]*[.D215]*[.E215]" office:value-type="float" office:value="10857.3442108063" calcext:value-type="float">
            <text:p>10857,344210806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16]*[.D216]*[.E216]" office:value-type="float" office:value="15188.5532825555" calcext:value-type="float">
            <text:p>15188,553282555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17]*[.D217]*[.E217]" office:value-type="float" office:value="9162.97857297023" calcext:value-type="float">
            <text:p>9162,978572970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</text:p>
          </table:table-cell>
          <table:table-cell table:formula="of:=4/3*PI()*[.D218]*[.D218]*[.E218]" office:value-type="float" office:value="14123.0297742129" calcext:value-type="float">
            <text:p>14123,029774212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219]*[.D219]*[.E219]" office:value-type="float" office:value="7349.23241429772" calcext:value-type="float">
            <text:p>7349,232414297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220]*[.D220]*[.E220]" office:value-type="float" office:value="11453.7232162128" calcext:value-type="float">
            <text:p>11453,723216212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221]*[.D221]*[.E221]" office:value-type="float" office:value="13957.0489623483" calcext:value-type="float">
            <text:p>13957,048962348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222]*[.D222]*[.E222]" office:value-type="float" office:value="19792.0337176157" calcext:value-type="float">
            <text:p>19792,033717615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5" calcext:value-type="float">
            <text:p>14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223]*[.D223]*[.E223]" office:value-type="float" office:value="17613.8628111268" calcext:value-type="float">
            <text:p>17613,862811126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224]*[.D224]*[.E224]" office:value-type="float" office:value="17241.0604829008" calcext:value-type="float">
            <text:p>17241,060482900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225]*[.D225]*[.E225]" office:value-type="float" office:value="16022.1225333079" calcext:value-type="float">
            <text:p>16022,122533307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226]*[.D226]*[.E226]" office:value-type="float" office:value="18378.3170235003" calcext:value-type="float">
            <text:p>18378,317023500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227]*[.D227]*[.E227]" office:value-type="float" office:value="15188.5532825555" calcext:value-type="float">
            <text:p>15188,553282555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228]*[.D228]*[.E228]" office:value-type="float" office:value="16964.6003293849" calcext:value-type="float">
            <text:p>16964,600329384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</text:p>
          </table:table-cell>
          <table:table-cell table:formula="of:=4/3*PI()*[.D229]*[.D229]*[.E229]" office:value-type="float" office:value="14778.0518424864" calcext:value-type="float">
            <text:p>14778,051842486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230]*[.D230]*[.E230]" office:value-type="float" office:value="7201.577559579" calcext:value-type="float">
            <text:p>7201,57755957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231]*[.D231]*[.E231]" office:value-type="float" office:value="20734.5115136926" calcext:value-type="float">
            <text:p>20734,511513692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232]*[.D232]*[.E232]" office:value-type="float" office:value="17907.0781254618" calcext:value-type="float">
            <text:p>17907,078125461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233]*[.D233]*[.E233]" office:value-type="float" office:value="16830.5590428317" calcext:value-type="float">
            <text:p>16830,559042831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234]*[.D234]*[.E234]" office:value-type="float" office:value="16009.5561626936" calcext:value-type="float">
            <text:p>16009,556162693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235]*[.D235]*[.E235]" office:value-type="float" office:value="12725.5446421411" calcext:value-type="float">
            <text:p>12725,544642141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236]*[.D236]*[.E236]" office:value-type="float" office:value="13546.5475222792" calcext:value-type="float">
            <text:p>13546,547522279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237]*[.D237]*[.E237]" office:value-type="float" office:value="12034.3942583513" calcext:value-type="float">
            <text:p>12034,394258351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238]*[.D238]*[.E238]" office:value-type="float" office:value="12034.3942583513" calcext:value-type="float">
            <text:p>12034,394258351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239]*[.D239]*[.E239]" office:value-type="float" office:value="13136.0460822101" calcext:value-type="float">
            <text:p>13136,046082210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240]*[.D240]*[.E240]" office:value-type="float" office:value="13450.2053475691" calcext:value-type="float">
            <text:p>13450,205347569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241]*[.D241]*[.E241]" office:value-type="float" office:value="11326.4887137424" calcext:value-type="float">
            <text:p>11326,488713742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242]*[.D242]*[.E242]" office:value-type="float" office:value="13089.9693899575" calcext:value-type="float">
            <text:p>13089,969389957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243]*[.D243]*[.E243]" office:value-type="float" office:value="10555.7513160617" calcext:value-type="float">
            <text:p>10555,751316061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244]*[.D244]*[.E244]" office:value-type="float" office:value="13741.3262668018" calcext:value-type="float">
            <text:p>13741,326266801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245]*[.D245]*[.E245]" office:value-type="float" office:value="7958.70138909414" calcext:value-type="float">
            <text:p>7958,701389094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</text:p>
          </table:table-cell>
          <table:table-cell table:formula="of:=4/3*PI()*[.D246]*[.D246]*[.E246]" office:value-type="float" office:value="13096.2525752646" calcext:value-type="float">
            <text:p>13096,252575264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247]*[.D247]*[.E247]" office:value-type="float" office:value="6283.18530717959" calcext:value-type="float">
            <text:p>6283,185307179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248]*[.D248]*[.E248]" office:value-type="float" office:value="14367.5504024173" calcext:value-type="float">
            <text:p>14367,550402417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249]*[.D249]*[.E249]" office:value-type="float" office:value="44334.1555274592" calcext:value-type="float">
            <text:p>44334,155527459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250]*[.D250]*[.E250]" office:value-type="float" office:value="16420.0576027627" calcext:value-type="float">
            <text:p>16420,057602762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5" calcext:value-type="float">
            <text:p>14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251]*[.D251]*[.E251]" office:value-type="float" office:value="15852.4765300141" calcext:value-type="float">
            <text:p>15852,476530014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252]*[.D252]*[.E252]" office:value-type="float" office:value="13741.3262668018" calcext:value-type="float">
            <text:p>13741,326266801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253]*[.D253]*[.E253]" office:value-type="float" office:value="9047.7868423386" calcext:value-type="float">
            <text:p>9047,786842338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254]*[.D254]*[.E254]" office:value-type="float" office:value="10555.7513160617" calcext:value-type="float">
            <text:p>10555,7513160617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255]*[.D255]*[.E255]" office:value-type="float" office:value="12388.3470306558" calcext:value-type="float">
            <text:p>12388,347030655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256]*[.D256]*[.E256]" office:value-type="float" office:value="11680.4414860468" calcext:value-type="float">
            <text:p>11680,441486046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257]*[.D257]*[.E257]" office:value-type="float" office:value="12034.3942583513" calcext:value-type="float">
            <text:p>12034,394258351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258]*[.D258]*[.E258]" office:value-type="float" office:value="7602.6542216873" calcext:value-type="float">
            <text:p>7602,654221687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.5" calcext:value-type="float">
            <text:p>11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p</text:p>
          </table:table-cell>
          <table:table-cell table:formula="of:=4/3*PI()*[.D259]*[.D259]*[.E259]" office:value-type="float" office:value="9417.447577911" calcext:value-type="float">
            <text:p>9417,44757791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60]*[.D260]*[.E260]" office:value-type="float" office:value="14886.4367890352" calcext:value-type="float">
            <text:p>14886,436789035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61]*[.D261]*[.E261]" office:value-type="float" office:value="12034.3942583513" calcext:value-type="float">
            <text:p>12034,394258351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.5" calcext:value-type="float">
            <text:p>11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62]*[.D262]*[.E262]" office:value-type="float" office:value="9971.415082494" calcext:value-type="float">
            <text:p>9971,41508249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.5" calcext:value-type="float">
            <text:p>14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63]*[.D263]*[.E263]" office:value-type="float" office:value="14971.7833894578" calcext:value-type="float">
            <text:p>14971,783389457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64]*[.D264]*[.E264]" office:value-type="float" office:value="13546.5475222792" calcext:value-type="float">
            <text:p>13546,5475222792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65]*[.D265]*[.E265]" office:value-type="float" office:value="15599.0547226245" calcext:value-type="float">
            <text:p>15599,054722624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.5" calcext:value-type="float">
            <text:p>14,5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66]*[.D266]*[.E266]" office:value-type="float" office:value="15412.1299597359" calcext:value-type="float">
            <text:p>15412,129959735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67]*[.D267]*[.E267]" office:value-type="float" office:value="15550.8836352695" calcext:value-type="float">
            <text:p>15550,8836352695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68]*[.D268]*[.E268]" office:value-type="float" office:value="12977.9192519794" calcext:value-type="float">
            <text:p>12977,919251979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69]*[.D269]*[.E269]" office:value-type="float" office:value="13957.0489623483" calcext:value-type="float">
            <text:p>13957,048962348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70]*[.D270]*[.E270]" office:value-type="float" office:value="18378.3170235003" calcext:value-type="float">
            <text:p>18378,317023500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71]*[.D271]*[.E271]" office:value-type="float" office:value="21446.6058485063" calcext:value-type="float">
            <text:p>21446,605848506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72]*[.D272]*[.E272]" office:value-type="float" office:value="17651.5619229699" calcext:value-type="float">
            <text:p>17651,561922969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73]*[.D273]*[.E273]" office:value-type="float" office:value="14158.110892178" calcext:value-type="float">
            <text:p>14158,11089217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74]*[.D274]*[.E274]" office:value-type="float" office:value="18849.5559215388" calcext:value-type="float">
            <text:p>18849,555921538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75]*[.D275]*[.E275]" office:value-type="float" office:value="17907.0781254618" calcext:value-type="float">
            <text:p>17907,078125461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5" calcext:value-type="float">
            <text:p>14,5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76]*[.D276]*[.E276]" office:value-type="float" office:value="17173.5162408486" calcext:value-type="float">
            <text:p>17173,5162408486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77]*[.D277]*[.E277]" office:value-type="float" office:value="17435.8392274233" calcext:value-type="float">
            <text:p>17435,839227423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5" calcext:value-type="float">
            <text:p>14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78]*[.D278]*[.E278]" office:value-type="float" office:value="15852.4765300141" calcext:value-type="float">
            <text:p>15852,4765300141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79]*[.D279]*[.E279]" office:value-type="float" office:value="16964.6003293849" calcext:value-type="float">
            <text:p>16964,6003293849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80]*[.D280]*[.E280]" office:value-type="float" office:value="12034.3942583513" calcext:value-type="float">
            <text:p>12034,3942583513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81]*[.D281]*[.E281]" office:value-type="float" office:value="17907.0781254618" calcext:value-type="float">
            <text:p>17907,0781254618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82]*[.D282]*[.E282]" office:value-type="float" office:value="15268.1402964464" calcext:value-type="float">
            <text:p>15268,1402964464</text:p>
          </table:table-cell>
        </table:table-row>
        <table:table-row table:style-name="ro1">
          <table:table-cell office:value-type="string" calcext:value-type="string">
            <text:p>M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p</text:p>
          </table:table-cell>
          <table:table-cell table:formula="of:=4/3*PI()*[.D283]*[.D283]*[.E283]" office:value-type="float" office:value="17907.0781254618" calcext:value-type="float">
            <text:p>17907,0781254618</text:p>
          </table:table-cell>
        </table:table-row>
      </table:table>
      <table:table table:name="Dictionnai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YPE_PAQ</text:p>
          </table:table-cell>
          <table:table-cell office:value-type="string" calcext:value-type="string">
            <text:p>type de paquet</text:p>
          </table:table-cell>
          <table:table-cell office:value-type="string" calcext:value-type="string">
            <text:p>M330</text:p>
          </table:table-cell>
          <table:table-cell office:value-type="string" calcext:value-type="string">
            <text:p>Paquet 330 grammes pesée du paquet 1 = 331 grammes)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ID_PAQ</text:p>
          </table:table-cell>
          <table:table-cell office:value-type="string" calcext:value-type="string">
            <text:p>n° du Type depaquet</text:p>
          </table:table-cell>
          <table:table-cell office:value-type="string" calcext:value-type="string">
            <text:p>1:n</text:p>
          </table:table-cell>
          <table:table-cell/>
        </table:table-row>
        <table:table-row table:style-name="ro1">
          <table:table-cell office:value-type="string" calcext:value-type="string">
            <text:p>POIDS</text:p>
          </table:table-cell>
          <table:table-cell office:value-type="string" calcext:value-type="string">
            <text:p>poids dun m&amp;ms</text:p>
          </table:table-cell>
          <table:table-cell office:value-type="string" calcext:value-type="string">
            <text:p>grammes</text:p>
          </table:table-cell>
          <table:table-cell/>
        </table:table-row>
        <table:table-row table:style-name="ro1">
          <table:table-cell office:value-type="string" calcext:value-type="string">
            <text:p>TRANS</text:p>
          </table:table-cell>
          <table:table-cell office:value-type="string" calcext:value-type="string">
            <text:p>diamètre transversal du m&amp;ms</text:p>
          </table:table-cell>
          <table:table-cell office:value-type="string" calcext:value-type="string">
            <text:p>millimètres</text:p>
          </table:table-cell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diamètre longitudinal du m&amp;ms</text:p>
          </table:table-cell>
          <table:table-cell office:value-type="string" calcext:value-type="string">
            <text:p>millimètres</text:p>
          </table:table-cell>
          <table:table-cell/>
        </table:table-row>
        <table:table-row table:style-name="ro1">
          <table:table-cell office:value-type="string" calcext:value-type="string">
            <text:p>COULEUR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red, blue, yellow, green, brown,orange</text:p>
          </table:table-cell>
          <table:table-cell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aspec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M</text:p>
          </table:table-cell>
          <table:table-cell office:value-type="string" calcext:value-type="string">
            <text:p>non marqu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B</text:p>
          </table:table-cell>
          <table:table-cell office:value-type="string" calcext:value-type="string">
            <text:p>ébréché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olume du m&amp;ms</text:p>
          </table:table-cell>
          <table:table-cell office:value-type="string" calcext:value-type="string">
            <text:p>mm³</text:p>
          </table:table-cell>
          <table:table-cell office:value-type="string" calcext:value-type="string">
            <text:p>Vol. sphéroïde = 4/3*PI*a*b*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lorie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Kcal/100 g</text:p>
          </table:table-cell>
          <table:table-cell office:value-type="string" calcext:value-type="string">
            <text:p>paquet 330 grammes </text:p>
          </table:table-cell>
        </table:table-row>
        <table:table-row table:style-name="ro1">
          <table:table-cell office:value-type="string" calcext:value-type="string">
            <text:p>mat.grasses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g/100g</text:p>
          </table:table-cell>
          <table:table-cell office:value-type="string" calcext:value-type="string">
            <text:p>paquet 330 grammes </text:p>
          </table:table-cell>
        </table:table-row>
        <table:table-row table:style-name="ro1">
          <table:table-cell office:value-type="string" calcext:value-type="string">
            <text:p>dont saturées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g/100g</text:p>
          </table:table-cell>
          <table:table-cell office:value-type="string" calcext:value-type="string">
            <text:p>paquet 330 grammes </text:p>
          </table:table-cell>
        </table:table-row>
        <table:table-row table:style-name="ro1">
          <table:table-cell office:value-type="string" calcext:value-type="string">
            <text:p>glucides</text:p>
          </table:table-cell>
          <table:table-cell office:value-type="float" office:value="58.8" calcext:value-type="float">
            <text:p>58,8</text:p>
          </table:table-cell>
          <table:table-cell office:value-type="string" calcext:value-type="string">
            <text:p>g/100g</text:p>
          </table:table-cell>
          <table:table-cell office:value-type="string" calcext:value-type="string">
            <text:p>paquet 330 grammes </text:p>
          </table:table-cell>
        </table:table-row>
        <table:table-row table:style-name="ro1">
          <table:table-cell office:value-type="string" calcext:value-type="string">
            <text:p>dont sucres</text:p>
          </table:table-cell>
          <table:table-cell office:value-type="float" office:value="53.3" calcext:value-type="float">
            <text:p>53,3</text:p>
          </table:table-cell>
          <table:table-cell office:value-type="string" calcext:value-type="string">
            <text:p>g/100g</text:p>
          </table:table-cell>
          <table:table-cell office:value-type="string" calcext:value-type="string">
            <text:p>paquet 330 grammes </text:p>
          </table:table-cell>
        </table:table-row>
        <table:table-row table:style-name="ro1">
          <table:table-cell office:value-type="string" calcext:value-type="string">
            <text:p>proteines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g/100g</text:p>
          </table:table-cell>
          <table:table-cell office:value-type="string" calcext:value-type="string">
            <text:p>paquet 330 grammes 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g/100g</text:p>
          </table:table-cell>
          <table:table-cell office:value-type="string" calcext:value-type="string">
            <text:p>paquet 330 gramme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 style:data-style-name="N2" text:time-value="07:57:36.170982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2:55:22.644514790</meta:creation-date>
    <dc:date>2015-10-26T09:27:27.206971266</dc:date>
    <meta:editing-duration>PT5H28M43S</meta:editing-duration>
    <meta:editing-cycles>71</meta:editing-cycles>
    <meta:generator>LibreOffice/4.2.8.2$Linux_X86_64 LibreOffice_project/420m0$Build-2</meta:generator>
    <meta:document-statistic meta:table-count="2" meta:cell-count="2323" meta:object-count="0"/>
  </office:meta>
</office:document-meta>
</file>